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77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7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6">
            <calcext:condition calcext:apply-style-name="Error" calcext:value="duplicate" calcext:base-cell-address="list.B3"/>
          </calcext:conditional-format>
          <calcext:conditional-format calcext:target-range-address="list.C3:list.C366">
            <calcext:condition calcext:apply-style-name="Error" calcext:value="duplicate" calcext:base-cell-address="list.C3"/>
          </calcext:conditional-format>
          <calcext:conditional-format calcext:target-range-address="list.A3:list.A366">
            <calcext:condition calcext:apply-style-name="Bad" calcext:value="=&quot;x&quot;" calcext:base-cell-address="list.A3"/>
          </calcext:conditional-format>
          <calcext:conditional-format calcext:target-range-address="list.F3:list.G366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9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9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9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9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9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9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9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9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09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9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9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2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9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9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9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9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9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9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9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9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9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9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9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9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2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9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9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9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9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9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9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9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9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9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9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9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9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9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9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9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9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9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9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9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9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9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9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9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9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9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9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9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9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9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9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9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8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Lighters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Thunderfox Studio( 천둥여우 스튜디오 )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SADARI GAMES | 사다리게임즈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RedBook | 레드북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5:list.C346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7:51:57.9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1T08:21:00.728000000</dc:date>
    <meta:editing-duration>P3DT10H59M20S</meta:editing-duration>
    <meta:editing-cycles>1381</meta:editing-cycles>
    <meta:document-statistic meta:table-count="4" meta:cell-count="507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